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43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Muster Aufwandschätzung Umsetzung neues Faktor-IPS Featur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6" office:value-type="string" table:number-columns-spanned="2" table:number-rows-spanned="1">
            <text:p>Aufwand in PT</text:p>
          </table:table-cell>
          <table:covered-table-cell/>
          <table:table-cell/>
        </table:table-row>
        <table:table-row table:style-name="ro2">
          <table:table-cell table:style-name="ce2" office:value-type="string">
            <text:p>Aufgabe</text:p>
          </table:table-cell>
          <table:table-cell table:style-name="ce5" office:value-type="string">
            <text:p>optimistisch</text:p>
          </table:table-cell>
          <table:table-cell table:style-name="ce5" office:value-type="string">
            <text:p>konservativ</text:p>
          </table:table-cell>
          <table:table-cell/>
        </table:table-row>
        <table:table-row table:style-name="ro2">
          <table:table-cell office:value-type="string">
            <text:p>Konzeption des Featu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mplementierung des Features</text:p>
          </table:table-cell>
          <table:table-cell table:number-columns-repeated="3"/>
        </table:table-row>
        <table:table-row table:style-name="ro2">
          <table:table-cell table:style-name="ce2" office:value-type="string">
            <text:p>Erweiterung Faktor-IPS Modell &amp; UI</text:p>
          </table:table-cell>
          <table:table-cell table:number-columns-repeated="3"/>
        </table:table-row>
        <table:table-row table:style-name="ro3">
          <table:table-cell office:value-type="string">
            <text:p>Anpassung ProductCmptType&amp;PolicyCmptTyp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ProductCmptType: Unterstützt Varianten ja/nein. Pro Attribut: änderbar in der Variante. &lt;, &lt;=, &gt;, &gt;=, beliebig</text:p>
          </table:table-cell>
        </table:table-row>
        <table:table-row table:style-name="ro3">
          <table:table-cell table:number-columns-repeated="3"/>
          <table:table-cell office:value-type="string">
            <text:p>PolicyCmptType: Defaultwert/Wertebereich änderbar/eingeschränkbar. Regeln: aktivierbar,deaktivierbar, Associationen</text:p>
          </table:table-cell>
        </table:table-row>
        <table:table-row table:style-name="ro2">
          <table:table-cell table:number-columns-repeated="3"/>
          <table:table-cell office:value-type="string">
            <text:p>Auf Projektebene Varianten-Support aktivieren/deaktivieren. Im UI nur sichtbar, falls im Projekt aktiviert.</text:p>
          </table:table-cell>
        </table:table-row>
        <table:table-row table:style-name="ro3">
          <table:table-cell table:style-name="ce2" office:value-type="string">
            <text:p>Produktdef-Perspektive für Varianten inkl. Modell/Persistenz</text:p>
          </table:table-cell>
          <table:table-cell table:number-columns-repeated="3"/>
        </table:table-row>
        <table:table-row table:style-name="ro3">
          <table:table-cell table:style-name="ce3" office:value-type="string">
            <text:p>UI-Konzept (Editor &amp; Wizard, ...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Eine Variante muss auf eine Anpassungstufe „gehen“, um die Struktur des Produktes zu ermitteln. Am besten per Stichtag. Oder die jüngst hernehmen?</text:p>
          </table:table-cell>
        </table:table-row>
        <table:table-row table:style-name="ro2">
          <table:table-cell table:style-name="ce3" office:value-type="string">
            <text:p>New Wizard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style-name="ce3" office:value-type="string">
            <text:p>Editor/Modell/XML-Persistenz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</table:table-row>
        <table:table-row table:style-name="ro3">
          <table:table-cell table:style-name="ce3" office:value-type="string">
            <text:p>Delta-Fix?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Gegen Modell und Produktstruktur des Bestandprodukt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odegenerator</text:p>
          </table:table-cell>
          <table:table-cell table:number-columns-repeated="3"/>
        </table:table-row>
        <table:table-row table:style-name="ro3">
          <table:table-cell office:value-type="string">
            <text:p><text:s text:c="2"/>- Codegenerator inkl. Runtime und Integrationstest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Generierung XML, evtl. Anpassung des generierten Codes, Anpassung Laden im Repository.</text:p>
          </table:table-cell>
        </table:table-row>
        <table:table-row table:style-name="ro3">
          <table:table-cell office:value-type="string">
            <text:p><text:s text:c="2"/>- Anpassung TOC-File Builder</text:p>
          </table:table-cell>
          <table:table-cell table:number-columns-repeated="2"/>
          <table:table-cell office:value-type="string">
            <text:p>TODO: Ist die Produktstruktur in der Variante gespeichert? Wenn ja, wie geht man mit Strukturänderungen in Anpassungsstufen um?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Diff (Team-Unterstützung)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</table:table-row>
        <table:table-row table:style-name="ro3">
          <table:table-cell office:value-type="string">
            <text:p><text:s/>- Unterstützung von Eclipse 3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uss gemacht werden, aber auf Bugfixing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Dokumentation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Migrationsverfahren falls notwendi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Änderung am Modell</text:p>
          </table:table-cell>
        </table:table-row>
        <table:table-row table:style-name="ro2">
          <table:table-cell table:style-name="ce4" office:value-type="string">
            <text:p>Zwischensumme</text:p>
          </table:table-cell>
          <table:table-cell table:style-name="ce4" table:formula="of:=SUM([.B5:.B25])" office:value-type="float" office:value="88">
            <text:p>88</text:p>
          </table:table-cell>
          <table:table-cell table:style-name="ce4" table:formula="of:=SUM([.C5:.C25])" office:value-type="float" office:value="125">
            <text:p>12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Qualitätssicherung &amp; Koordination (20%)</text:p>
          </table:table-cell>
          <table:table-cell table:formula="of:=[.B26]*0.2" office:value-type="float" office:value="17.6">
            <text:p>17,6</text:p>
          </table:table-cell>
          <table:table-cell table:formula="of:=[.C26]*0.2" office:value-type="float" office:value="25">
            <text:p>25</text:p>
          </table:table-cell>
          <table:table-cell/>
        </table:table-row>
        <table:table-row table:style-name="ro3">
          <table:table-cell office:value-type="string">
            <text:p>Releasemanagement (1-3PT)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Gesamtaufwand</text:p>
          </table:table-cell>
          <table:table-cell table:style-name="ce5" table:formula="of:=SUM([.B26:.B29])" office:value-type="float" office:value="108.6">
            <text:p>108,6</text:p>
          </table:table-cell>
          <table:table-cell table:style-name="ce5" table:formula="of:=SUM([.C26:.C29])" office:value-type="float" office:value="153">
            <text:p>15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Annahmen</text:p>
          </table:table-cell>
          <table:table-cell table:number-columns-repeated="3"/>
        </table:table-row>
        <table:table-row table:style-name="ro2">
          <table:table-cell office:value-type="string">
            <text:p>Umgang mit Anpassungsstufen: Variante basiert auf der aktuellen Anpassungsstufe. Zur Laufzeit wird das Bestandsprodukt kopiert und die Werte aus den Varianten in alle Anpassungsstufen kopiert.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>
            <text:p>Erläuterungen</text:p>
          </table:table-cell>
          <table:table-cell table:number-columns-repeated="3"/>
        </table:table-row>
        <table:table-row table:style-name="ro2">
          <table:table-cell office:value-type="string">
            <text:p>Starten mit einer optimistischen Schätzung. Was ist der Mittelwert?</text:p>
          </table:table-cell>
          <table:table-cell table:number-columns-repeated="3"/>
        </table:table-row>
        <table:table-row table:style-name="ro2">
          <table:table-cell office:value-type="string">
            <text:p>Konservative Schätzung: Was ist der Erwartungswert?</text:p>
          </table:table-cell>
          <table:table-cell table:number-columns-repeated="3"/>
        </table:table-row>
        <table:table-row table:style-name="ro3">
          <table:table-cell office:value-type="string">
            <text:p>Bei der Konzeption berücksichtigen: Mit wievielen Personen muss man das Konzept abstimmen?</text:p>
          </table:table-cell>
          <table:table-cell table:number-columns-repeated="3"/>
        </table:table-row>
        <table:table-row table:style-name="ro2">
          <table:table-cell office:value-type="string">
            <text:p>Bei der Implementierung: Ggf. in einzelne Aufgaben zerlegen und beides getrennt schätzen. Gesamtaufwand. Einzelaufwände. </text:p>
          </table:table-cell>
          <table:table-cell table:number-columns-repeated="3"/>
        </table:table-row>
        <table:table-row table:style-name="ro3">
          <table:table-cell office:value-type="string">
            <text:p>Releasemanagement. Wenn man das Feature mit anderen bundeln kann, kann der Aufwand geteilt werden.</text:p>
          </table:table-cell>
          <table:table-cell table:number-columns-repeated="3"/>
        </table:table-row>
        <table:table-row table:style-name="ro2">
          <table:table-cell office:value-type="string">
            <text:p>Qualitätssicherung &amp; Koordination (20%): Für Features, die direkt im Standard umgesetzt werden. Bei anderen Features wahrscheinlich höher wg. Abstimmung mit Faktor-IPS Standardentwicklung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.05.2011</text:date>, <text:time>14:16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Ortmann</meta:initial-creator>
    <meta:creation-date>2009-12-11T07:54:17.54</meta:creation-date>
    <dc:date>2011-05-10T14:16:49.31</dc:date>
    <dc:creator>Jan Ortmann</dc:creator>
    <meta:editing-duration>PT04H55M41S</meta:editing-duration>
    <meta:editing-cycles>25</meta:editing-cycles>
    <meta:generator>OpenOffice.org/3.0$Win32 OpenOffice.org_project/300m15$Build-9379</meta:generator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